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a60"/>
    </style:style>
    <style:style style:name="P2" style:family="paragraph" style:parent-style-name="Standard">
      <style:paragraph-properties fo:text-align="center" style:justify-single-word="false"/>
      <style:text-properties officeooo:paragraph-rsid="0016ea60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6ea60"/>
    </style:style>
    <style:style style:name="T2" style:family="text">
      <style:text-properties fo:color="#2a6099" officeooo:rsid="0016ea60"/>
    </style:style>
    <style:style style:name="T3" style:family="text">
      <style:text-properties fo:color="#2a6099" fo:font-size="14pt" officeooo:rsid="0016ea60" style:font-size-asian="14pt" style:font-size-complex="14pt"/>
    </style:style>
    <style:style style:name="T4" style:family="text">
      <style:text-properties fo:color="#2a6099" fo:font-size="14pt" fo:font-weight="bold" officeooo:rsid="0016ea60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officeooo:rsid="00170d90"/>
    </style:style>
    <style:style style:name="T8" style:family="text">
      <style:text-properties fo:color="#069a2e"/>
    </style:style>
    <style:style style:name="T9" style:family="text">
      <style:text-properties fo:color="#069a2e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3faf46"/>
    </style:style>
    <style:style style:name="T11" style:family="text">
      <style:text-properties fo:color="#3faf46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"/><text:span text:style-name="T4">SNAKE WATER GUN GAME</text:span></text:p>
      <text:p text:style-name="P1"/>
      <text:p text:style-name="Standard"/>
      <text:list xml:id="list878803505" text:style-name="L2">
        <text:list-item>
          <text:p text:style-name="P4"><text:span text:style-name="T6">GAME RULES :-</text:span></text:p>
        </text:list-item>
      </text:list>
      <text:list xml:id="list2845474007" text:style-name="L1">
        <text:list-item>
          <text:p text:style-name="P3"><text:span text:style-name="T5">Snake vs. Water</text:span> : <text:s/><text:span text:style-name="T7">S</text:span>nake drinks the water hence wins .</text:p>
        </text:list-item>
        <text:list-item>
          <text:p text:style-name="P3"><text:span text:style-name="T5">Water vs. Gun <text:s text:c="3"/></text:span>: <text:s/>The gun will drown in Water , hence a point for water .</text:p>
        </text:list-item>
        <text:list-item>
          <text:p text:style-name="P3"><text:span text:style-name="T5">Gun vs. Snake <text:s text:c="3"/></text:span>: <text:s/>Gun will kill the snake and win . </text:p>
        </text:list-item>
      </text:list>
      <text:p text:style-name="Standard"/>
      <text:list xml:id="list212557555645174" text:continue-numbering="true" text:style-name="L1">
        <text:list-item>
          <text:p text:style-name="P3">I<text:span text:style-name="T1">n</text:span> situation where both players choose the same object , the result will be tie .</text:p>
        </text:list-item>
      </text:list>
      <text:p text:style-name="Standard"/>
      <text:p text:style-name="Standard"><draw:frame text:anchor-type="paragraph" draw:z-index="0" draw:name="Shape1" draw:style-name="gr5" draw:text-style-name="P6" svg:width="3.811cm" svg:height="1.112cm" svg:x="6.384cm" svg:y="0.467cm"><draw:text-box><text:p><text:s text:c="9"/></text:p><text:p><text:s text:c="10"/><text:span text:style-name="T10"><text:s/></text:span><text:span text:style-name="T11">SNAKE</text:span></text:p></draw:text-box></draw:frame><draw:frame text:anchor-type="paragraph" draw:z-index="1" draw:name="Shape2" draw:style-name="gr4" draw:text-style-name="P6" svg:width="14.262cm" svg:height="1.463cm" svg:x="1.912cm" svg:y="4.251cm"><draw:text-box><text:p/><text:p><text:s text:c="6"/><text:span text:style-name="T8"><text:s text:c="3"/></text:span><text:span text:style-name="T9"><text:s/></text:span><text:span text:style-name="T9">GUN</text:span><text:span text:style-name="T8"> <text:s text:c="89"/></text:span><text:span text:style-name="T9">WATER</text:span></text:p><text:p><text:s text:c="2"/></text:p></draw:text-box></draw:frame><draw:line text:anchor-type="paragraph" draw:z-index="2" draw:name="Shape3" draw:style-name="gr3" draw:text-style-name="P5" svg:x1="3.605cm" svg:y1="4.251cm" svg:x2="7.362cm" svg:y2="1.314cm"><text:p/></draw:line><draw:line text:anchor-type="paragraph" draw:z-index="3" draw:name="Shape4" draw:style-name="gr3" draw:text-style-name="P5" svg:x1="9.347cm" svg:y1="1.446cm" svg:x2="14.004cm" svg:y2="4.647cm"><text:p/></draw:line><draw:line text:anchor-type="paragraph" draw:z-index="4" draw:name="Shape5" draw:style-name="gr2" draw:text-style-name="P5" svg:x1="4.24cm" svg:y1="5.045cm" svg:x2="13.156cm" svg:y2="4.992cm"><text:p text:style-name="P5"/></draw:line><draw:line text:anchor-type="paragraph" draw:z-index="5" draw:name="Shape6" draw:style-name="gr1" draw:text-style-name="P5" svg:x1="3.923cm" svg:y1="4.482cm" svg:x2="7.627cm" svg:y2="1.579cm"><text:p/></draw:line><draw:line text:anchor-type="paragraph" draw:z-index="6" draw:name="Shape7" draw:style-name="gr1" draw:text-style-name="P5" svg:x1="9.056cm" svg:y1="1.579cm" svg:x2="13.766cm" svg:y2="4.826cm"><text:p/></draw:line><draw:line text:anchor-type="paragraph" draw:z-index="7" draw:name="Shape8" draw:style-name="gr1" draw:text-style-name="P5" svg:x1="4.346cm" svg:y1="4.8cm" svg:x2="13.077cm" svg:y2="4.648cm"><text:p/></draw:line><text:s text:c="51"/><text:tab/>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19:42:19.013152836</meta:creation-date>
    <dc:date>2021-08-03T21:25:55.840098873</dc:date>
    <meta:editing-duration>PT1M52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7" meta:word-count="68" meta:character-count="363" meta:non-whitespace-character-count="235"/>
  </office:meta>
</office:document-meta>
</file>